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Standard">
      <style:paragraph-properties fo:margin-left="0cm" fo:margin-right="0cm" fo:line-height="150%" fo:text-align="justify" style:justify-single-word="false" fo:text-indent="1.27cm" style:auto-text-indent="true"/>
      <style:text-properties style:font-name="Garamond" fo:font-size="12pt" fo:font-style="normal" fo:font-weight="normal" officeooo:rsid="0021e52a" officeooo:paragraph-rsid="0021e52a"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1a94c"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4c03c" style:font-size-asian="14pt" style:font-style-asian="normal" style:font-weight-asian="bold" style:font-size-complex="14pt" style:font-style-complex="normal" style:font-weight-complex="bold"/>
    </style:style>
    <style:style style:name="P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658aa"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1a94c"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4c03c" style:font-size-asian="14pt" style:font-style-asian="italic" style:font-weight-asian="bold" style:font-size-complex="14pt" style:font-style-complex="italic" style:font-weight-complex="bold"/>
    </style:style>
    <style:style style:name="P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658aa"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1a94c"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4c03c"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658aa"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4c03c"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658aa"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b489d"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d299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b489d"/>
    </style:style>
    <style:style style:name="P1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ed9b9"/>
    </style:style>
    <style:style style:name="P1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rsid="002b489d" officeooo:paragraph-rsid="002b489d"/>
    </style:style>
    <style:style style:name="P1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rsid="0030834f" officeooo:paragraph-rsid="0030834f"/>
    </style:style>
    <style:style style:name="P20"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1a94c" style:font-size-asian="14pt" style:font-style-asian="normal" style:font-weight-asian="bold" style:font-size-complex="14pt" style:font-style-complex="normal" style:font-weight-complex="bold"/>
    </style:style>
    <style:style style:name="P21"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4c03c" style:font-size-asian="14pt" style:font-style-asian="normal" style:font-weight-asian="bold" style:font-size-complex="14pt" style:font-style-complex="normal" style:font-weight-complex="bold"/>
    </style:style>
    <style:style style:name="P22"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658aa" style:font-size-asian="14pt" style:font-style-asian="normal" style:font-weight-asian="bold" style:font-size-complex="14pt" style:font-style-complex="normal" style:font-weight-complex="bold"/>
    </style:style>
    <style:style style:name="P23"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4940a" officeooo:paragraph-rsid="0024940a" style:font-size-asian="14pt" style:font-style-asian="normal" style:font-weight-asian="bold" style:font-size-complex="14pt" style:font-style-complex="normal" style:font-weight-complex="bold"/>
    </style:style>
    <style:style style:name="P24"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1a94c" officeooo:paragraph-rsid="0024940a" style:font-size-asian="14pt" style:font-style-asian="normal" style:font-weight-asian="bold" style:font-size-complex="14pt" style:font-style-complex="normal" style:font-weight-complex="bold"/>
    </style:style>
    <style:style style:name="P25" style:family="paragraph" style:parent-style-name="Footnote">
      <style:paragraph-properties fo:text-align="justify" style:justify-single-word="false"/>
      <style:text-properties style:font-name="Garamond" officeooo:rsid="002db0ba" officeooo:paragraph-rsid="002db0ba"/>
    </style:style>
    <style:style style:name="P26"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4940a" style:font-size-asian="18pt" style:font-style-asian="normal" style:font-weight-asian="bold" style:font-size-complex="18pt" style:font-style-complex="normal" style:font-weight-complex="bold"/>
    </style:style>
    <style:style style:name="P27" style:family="paragraph" style:parent-style-name="Footnote">
      <style:paragraph-properties fo:text-align="justify" style:justify-single-word="false"/>
      <style:text-properties style:font-name="Garamond" officeooo:rsid="003d2668" officeooo:paragraph-rsid="003d2668"/>
    </style:style>
    <style:style style:name="P2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b489d" officeooo:paragraph-rsid="002b489d" style:font-size-asian="14pt" style:font-style-asian="italic" style:font-weight-asian="bold" style:font-size-complex="14pt" style:font-style-complex="italic" style:font-weight-complex="bold"/>
    </style:style>
    <style:style style:name="P2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658aa" officeooo:paragraph-rsid="002658aa" style:font-size-asian="14pt" style:font-style-asian="italic" style:font-weight-asian="normal" style:font-size-complex="14pt" style:font-style-complex="italic" style:font-weight-complex="normal"/>
    </style:style>
    <style:style style:name="P3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b489d"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2542c"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3ccbe"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636db"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da3dd"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15ad4"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20cce"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32542c" officeooo:paragraph-rsid="0032542c"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328339" officeooo:paragraph-rsid="00328339"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33ccbe" officeooo:paragraph-rsid="0033ccbe"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35b5a4" officeooo:paragraph-rsid="0035b5a4"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3da3dd" officeooo:paragraph-rsid="003da3dd"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420cce" officeooo:paragraph-rsid="00420cce"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42cm" fo:margin-bottom="0cm" loext:contextual-spacing="false" fo:line-height="150%" fo:text-align="center" style:justify-single-word="false" fo:text-indent="1.27cm" style:auto-text-indent="true"/>
      <style:text-properties style:font-name="Garamond" fo:font-size="12pt" fo:font-style="normal" fo:font-weight="normal" officeooo:rsid="00420cce" officeooo:paragraph-rsid="00420cce"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fo:font-style="normal" fo:font-weight="bold" officeooo:paragraph-rsid="0024c03c" style:font-style-asian="normal" style:font-weight-asian="bold" style:font-style-complex="normal" style:font-weight-complex="bold"/>
    </style:style>
    <style:style style:name="P4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fo:font-style="normal" fo:font-weight="bold" officeooo:paragraph-rsid="002658aa" style:font-style-asian="normal" style:font-weight-asian="bold" style:font-style-complex="normal" style:font-weight-complex="bold"/>
    </style:style>
    <style:style style:name="P4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fo:font-style="normal" fo:font-weight="bold" officeooo:rsid="003f7af5" officeooo:paragraph-rsid="003f7af5" style:font-style-asian="normal" style:font-weight-asian="bold" style:font-style-complex="normal" style:font-weight-complex="bold"/>
    </style:style>
    <style:style style:name="P4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fo:font-weight="normal" officeooo:paragraph-rsid="002658aa" style:font-weight-asian="normal" style:font-weight-complex="normal"/>
    </style:style>
    <style:style style:name="P4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3655aa"/>
    </style:style>
    <style:style style:name="P4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3f7af5"/>
    </style:style>
    <style:style style:name="P5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415ad4"/>
    </style:style>
    <style:style style:name="P5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rsid="003c6c8f" officeooo:paragraph-rsid="003c6c8f"/>
    </style:style>
    <style:style style:name="P52" style:family="paragraph" style:parent-style-name="Standard">
      <style:paragraph-properties fo:margin-left="0cm" fo:margin-right="0cm" fo:margin-top="0.42cm" fo:margin-bottom="0cm" loext:contextual-spacing="false" fo:line-height="150%" fo:text-align="justify" style:justify-single-word="false" fo:text-indent="0cm" style:auto-text-indent="false"/>
      <style:text-properties fo:font-style="normal" officeooo:paragraph-rsid="0024c03c" style:font-style-asian="normal" style:font-style-complex="normal"/>
    </style:style>
    <style:style style:name="T1" style:family="text">
      <style:text-properties style:font-name="Helvetica" fo:font-size="14pt" fo:font-style="italic" fo:font-weight="bold" style:font-size-asian="14pt" style:font-style-asian="italic" style:font-weight-asian="bold" style:font-size-complex="14pt" style:font-style-complex="italic" style:font-weight-complex="bold"/>
    </style:style>
    <style:style style:name="T2" style:family="text">
      <style:text-properties style:font-name="Helvetica" fo:font-size="14pt" fo:font-style="italic" fo:font-weight="bold" officeooo:rsid="0021a94c" style:font-size-asian="14pt" style:font-style-asian="italic" style:font-weight-asian="bold" style:font-size-complex="14pt" style:font-style-complex="italic" style:font-weight-complex="bold"/>
    </style:style>
    <style:style style:name="T3" style:family="text">
      <style:text-properties style:font-name="Helvetica" fo:font-size="14pt" fo:font-style="italic" fo:font-weight="bold" officeooo:rsid="002b489d" style:font-size-asian="14pt" style:font-style-asian="italic" style:font-weight-asian="bold" style:font-size-complex="14pt" style:font-style-complex="italic" style:font-weight-complex="bold"/>
    </style:style>
    <style:style style:name="T4" style:family="text">
      <style:text-properties style:font-name="Helvetica" fo:font-size="14pt" fo:font-style="italic" officeooo:rsid="0021a94c" style:font-size-asian="14pt" style:font-style-asian="italic" style:font-size-complex="14pt" style:font-style-complex="italic"/>
    </style:style>
    <style:style style:name="T5" style:family="text">
      <style:text-properties style:font-name="Helvetica" fo:font-size="14pt" fo:font-style="italic" officeooo:rsid="002658aa" style:font-size-asian="14pt" style:font-style-asian="italic" style:font-size-complex="14pt" style:font-style-complex="italic"/>
    </style:style>
    <style:style style:name="T6" style:family="text">
      <style:text-properties style:font-name="Helvetica" fo:font-size="14pt" fo:font-weight="bold" officeooo:rsid="0021a94c" style:font-size-asian="14pt" style:font-weight-asian="bold" style:font-size-complex="14pt" style:font-weight-complex="bold"/>
    </style:style>
    <style:style style:name="T7" style:family="text">
      <style:text-properties style:font-name="Helvetica" fo:font-size="14pt" fo:font-weight="bold" officeooo:rsid="002658aa" style:font-size-asian="14pt" style:font-weight-asian="bold" style:font-size-complex="14pt" style:font-weight-complex="bold"/>
    </style:style>
    <style:style style:name="T8" style:family="text">
      <style:text-properties style:font-name="Helvetica" fo:font-size="14pt" fo:font-weight="bold" officeooo:rsid="003f7af5" style:font-size-asian="14pt" style:font-weight-asian="bold" style:font-size-complex="14pt" style:font-weight-complex="bold"/>
    </style:style>
    <style:style style:name="T9" style:family="text">
      <style:text-properties style:font-name="Helvetica" fo:font-size="14pt" style:font-size-asian="14pt" style:font-size-complex="14pt"/>
    </style:style>
    <style:style style:name="T10" style:family="text">
      <style:text-properties style:font-name="Helvetica" fo:font-size="14pt" officeooo:rsid="0021a94c" style:font-size-asian="14pt" style:font-size-complex="14pt"/>
    </style:style>
    <style:style style:name="T11" style:family="text">
      <style:text-properties style:font-name="Helvetica" fo:font-size="14pt" officeooo:rsid="002658aa" style:font-size-asian="14pt" style:font-size-complex="14pt"/>
    </style:style>
    <style:style style:name="T12" style:family="text">
      <style:text-properties style:font-name="Helvetica" fo:font-size="14pt" officeooo:rsid="003f7af5" style:font-size-asian="14pt" style:font-size-complex="14pt"/>
    </style:style>
    <style:style style:name="T13" style:family="text">
      <style:text-properties officeooo:rsid="0024940a"/>
    </style:style>
    <style:style style:name="T14"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style:font-name="Garamond" fo:font-size="12pt" fo:font-style="normal" fo:font-weight="normal" officeooo:rsid="0021e52a" style:font-size-asian="10.5pt" style:font-style-asian="normal" style:font-weight-asian="normal" style:font-size-complex="12pt" style:font-style-complex="normal" style:font-weight-complex="normal"/>
    </style:style>
    <style:style style:name="T16" style:family="text">
      <style:text-properties style:font-name="Garamond" fo:font-size="12pt" fo:font-style="normal" fo:font-weight="normal" officeooo:rsid="002ed9b9" style:font-size-asian="10.5pt" style:font-style-asian="normal" style:font-weight-asian="normal" style:font-size-complex="12pt" style:font-style-complex="normal" style:font-weight-complex="normal"/>
    </style:style>
    <style:style style:name="T17" style:family="text">
      <style:text-properties style:font-name="Garamond" fo:font-size="12pt" fo:font-style="normal" fo:font-weight="normal" officeooo:rsid="002d2999" style:font-size-asian="10.5pt" style:font-style-asian="normal" style:font-weight-asian="normal" style:font-size-complex="12pt" style:font-style-complex="normal" style:font-weight-complex="normal"/>
    </style:style>
    <style:style style:name="T18" style:family="text">
      <style:text-properties style:font-name="Garamond" fo:font-size="12pt" fo:font-style="normal" fo:font-weight="normal" officeooo:rsid="002fac4e" style:font-size-asian="10.5pt" style:font-style-asian="normal" style:font-weight-asian="normal" style:font-size-complex="12pt" style:font-style-complex="normal" style:font-weight-complex="normal"/>
    </style:style>
    <style:style style:name="T19" style:family="text">
      <style:text-properties style:font-name="Garamond" fo:font-size="12pt" fo:font-style="normal" fo:font-weight="normal" officeooo:rsid="003655aa"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normal" officeooo:rsid="0039bb0d" style:font-size-asian="10.5pt" style:font-style-asian="normal" style:font-weight-asian="normal" style:font-size-complex="12pt" style:font-style-complex="normal" style:font-weight-complex="normal"/>
    </style:style>
    <style:style style:name="T21" style:family="text">
      <style:text-properties style:font-name="Garamond" fo:font-size="12pt" fo:font-style="normal" fo:font-weight="normal" officeooo:rsid="003aa3b5" style:font-size-asian="10.5pt" style:font-style-asian="normal" style:font-weight-asian="normal" style:font-size-complex="12pt" style:font-style-complex="normal" style:font-weight-complex="normal"/>
    </style:style>
    <style:style style:name="T22" style:family="text">
      <style:text-properties style:font-name="Garamond" fo:font-size="12pt" fo:font-style="normal" fo:font-weight="normal" officeooo:rsid="003d2668" style:font-size-asian="10.5pt" style:font-style-asian="normal" style:font-weight-asian="normal" style:font-size-complex="12pt" style:font-style-complex="normal" style:font-weight-complex="normal"/>
    </style:style>
    <style:style style:name="T23" style:family="text">
      <style:text-properties style:font-name="Garamond" fo:font-size="12pt" fo:font-style="normal" fo:font-weight="normal" officeooo:rsid="003f7af5" style:font-size-asian="10.5pt" style:font-style-asian="normal" style:font-weight-asian="normal" style:font-size-complex="12pt" style:font-style-complex="normal" style:font-weight-complex="normal"/>
    </style:style>
    <style:style style:name="T24" style:family="text">
      <style:text-properties style:font-name="Garamond" fo:font-size="12pt" fo:font-style="normal" fo:font-weight="normal" officeooo:rsid="00415ad4" style:font-size-asian="10.5pt" style:font-style-asian="normal" style:font-weight-asian="normal" style:font-size-complex="12pt" style:font-style-complex="normal" style:font-weight-complex="normal"/>
    </style:style>
    <style:style style:name="T25" style:family="text">
      <style:text-properties style:font-name="Garamond" fo:font-size="12pt" fo:font-style="normal" fo:font-weight="bold" style:font-size-asian="10.5pt" style:font-style-asian="normal" style:font-weight-asian="bold" style:font-size-complex="12pt" style:font-style-complex="normal" style:font-weight-complex="bold"/>
    </style:style>
    <style:style style:name="T26" style:family="text">
      <style:text-properties style:font-name="Garamond" fo:font-size="12pt" fo:font-style="normal" fo:font-weight="bold" officeooo:rsid="002ed9b9" style:font-size-asian="10.5pt" style:font-style-asian="normal" style:font-weight-asian="bold" style:font-size-complex="12pt" style:font-style-complex="normal" style:font-weight-complex="bold"/>
    </style:style>
    <style:style style:name="T27" style:family="text">
      <style:text-properties style:font-name="Garamond" fo:font-size="12pt" fo:font-style="normal" fo:font-weight="bold" officeooo:rsid="002fac4e" style:font-size-asian="10.5pt" style:font-style-asian="normal" style:font-weight-asian="bold" style:font-size-complex="12pt" style:font-style-complex="normal" style:font-weight-complex="bold"/>
    </style:style>
    <style:style style:name="T28" style:family="text">
      <style:text-properties officeooo:rsid="002d2999"/>
    </style:style>
    <style:style style:name="T29" style:family="text">
      <style:text-properties fo:font-weight="bold" officeooo:rsid="002d2999" style:font-weight-asian="bold" style:font-weight-complex="bold"/>
    </style:style>
    <style:style style:name="T30" style:family="text">
      <style:text-properties officeooo:rsid="0032542c"/>
    </style:style>
    <style:style style:name="T31" style:family="text">
      <style:text-properties officeooo:rsid="0033ccbe"/>
    </style:style>
    <style:style style:name="T32" style:family="text">
      <style:text-properties officeooo:rsid="0035b5a4"/>
    </style:style>
    <style:style style:name="T33" style:family="text">
      <style:text-properties officeooo:rsid="003636db"/>
    </style:style>
    <style:style style:name="T34" style:family="text">
      <style:text-properties officeooo:rsid="003da3dd"/>
    </style:style>
    <style:style style:name="T35" style:family="text">
      <style:text-properties officeooo:rsid="00415ad4"/>
    </style:style>
    <style:style style:name="T36" style:family="text">
      <style:text-properties officeooo:rsid="00420c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E<text:span text:style-name="T13">l comercio electrónico y la contratación electrónica</text:span></text:p>
      <text:p text:style-name="P24">I<text:span text:style-name="T13">ntroducción</text:span></text:p>
      <text:p text:style-name="P15">E<text:span text:style-name="T28">n sentido amplio, entenderemos que es </text:span><text:span text:style-name="T29">«comercio electrónico» toda aquella actividad que tenga por objeto o fin realizar una operación comercial</text:span><text:span text:style-name="T29"><text:note text:id="ftn1" text:note-class="footnote"><text:note-citation>1</text:note-citation><text:note-body><text:p text:style-name="P25">Entenderemos por tal no sólo la compraventa, sino todos los actos de comercio recogidos en el Código de Comercio (cf. art. 2).</text:p></text:note-body></text:note></text:span><text:span text:style-name="T29"> utilizando herramientas electrónicas de forma que éstas tengan o puedan tener influencia en la consecución del fin comercial, o en el resultado de la actividad que se está desarrollando</text:span><text:span text:style-name="T28">.</text:span></text:p>
      <text:p text:style-name="P17"><text:span text:style-name="T26">Definición análoga damos para contratación electrónica</text:span><text:span text:style-name="T16">, que es la contratación que tiene lugar mediante </text:span><text:span text:style-name="T17">herramientas electrónicas de forma que éstas tengan o puedan tener influencia r</text:span><text:span text:style-name="T16">eal sobre la formación de la voluntad o el desarrollo e interpretación futura del acuerdo. </text:span><text:span text:style-name="T18">Con este tipo de contratación surgen a menudo </text:span><text:span text:style-name="T27">dificultades</text:span><text:span text:style-name="T18">, tanto de orden </text:span><text:span text:style-name="T27">técnico</text:span><text:span text:style-name="T18"> como </text:span><text:span text:style-name="T27">jurídico</text:span><text:span text:style-name="T18">.</text:span></text:p>
      <text:p text:style-name="P19"><text:span text:style-name="T18">L</text:span><text:span text:style-name="T14">as </text:span><text:span text:style-name="T25">dificultades jurídicas</text:span><text:span text:style-name="T14"> son derivadas esencialmente del predominio del papel en el Derecho: las obligaciones impuestas por el Derecho de expedir y conservar documentos, con fuerza jurídica especial – asociada a las firmas de los ordenamientos –, además de cuestiones más formalistas, como las de las características que deben cumplir tales documentos. También, por la transferencia de datos por vía electrónica, con la posibilidad de que las partes contratantes se encuentren distantes, y la duda sobre cuál será el órgano jurisdiccional competente territorialmente.</text:span></text:p>
      <text:p text:style-name="P23">Utilización, desarrollo y situación actual del comercio electrónico</text:p>
      <text:p text:style-name="P31">E<text:span text:style-name="T30">ntenderemos en consecuencia que una empresa realiza una actividad de comercio electrónico cuando contemple el uso de medios electrónicos como canal de comercialización de la oferta, adaptando ésta – incluidas políticas y precios – a las características peculiares del nuevo medio; esto es: el comercio electrónico exige una adaptación del comportamiento del comerciante a las características del «escaparate» de la red.</text:span></text:p>
      <text:p text:style-name="P37">En todo comercio electrónico hay un canal de distribución electrónico – en algunos casos completado con uno tradicional – que permite hacer llegar bienes desde el productor o distribuidor al usuario. Tal canal deberá reunir unas ciertas características.</text:p>
      <text:p text:style-name="P38">En cuando al desarrollo y situación actual, las aplicaciones de comercio electrónico, compra por Internet, etc., aumentan día a día de modo exponencial.</text:p>
      <text:p text:style-name="P23">La contratación electrónica y los medios de comunicación</text:p>
      <text:p text:style-name="P32">E<text:span text:style-name="T31">l elemento fundamental a analizar en relación con el tema de la contratación cuando incurren medios electrónicos es la influencia de la comunicación en la relación contractual.</text:span></text:p>
      <text:p text:style-name="P39">Primero de todo, la posibilidad de transmitir datos en grandes cantidades sin inconvenientes de tiempo y distancia invalida algunas de las teoría en que se ha basado tradicionalmente el análisis de la contratación. <text:span text:style-name="T32">Lo ineludible es el (a) principio de autonomía de la voluntad y (b) la teoría general de las obligaciones y de los contratos.</text:span></text:p>
      <text:p text:style-name="P40">El tema será, por tanto, respetando la normativa vigente, encontrar la respuesta a situaciones «atípicas» consecuencia del protagonismo de la informática en las relaciones contractuales.</text:p>
      <text:p text:style-name="P52"><text:span text:style-name="T8">1. </text:span><text:span text:style-name="T6">L</text:span><text:span text:style-name="T7">a influencia de los medios de comunicación</text:span><text:span text:style-name="T6">.</text:span></text:p>
      <text:p text:style-name="P33">L<text:span text:style-name="T33">os nuevos medios de comunicación influyen desde tres sentidos en la perspectiva legal de la formación del contrato: (1) desde el punto de vista del grado de inmediatez, (2) desde el punto de vista del grado de la calidad del diálogo y (3) desde el punto de vista de la seguridad.</text:span></text:p>
      <text:p text:style-name="P44"><text:span text:style-name="T12">1.1 </text:span><text:span text:style-name="T10">D</text:span><text:span text:style-name="T11">esde el punto de vista del grado de inmediatez</text:span><text:span text:style-name="T10">.</text:span></text:p>
      <text:p text:style-name="P48"><text:span text:style-name="T15">E</text:span><text:span text:style-name="T19">l Código Civil indica (art. 1261) que no hay contrato sin consentimiento de los contratantes, i.e., las partes deben declarar su voluntad, éstas deben concordar para que haya acuerdo. Por esto, la doctrina habla de tres momentos en l</text:span><text:span text:style-name="T20">a contratación</text:span><text:span text:style-name="T19">: </text:span><text:span text:style-name="T20">(1) la fase precontractual, (2) el acuerdo de voluntades, y (3) la ejecución. Las obligaciones nacen a partir del acuerdo de </text:span><text:soft-page-break/><text:span text:style-name="T20">voluntades; </text:span><text:span text:style-name="T21">la perfección del contrato se realiza con el acuerdo de voluntades, por lo que no hay ningún problema cuando los dos contratantes están presentes y se transmiten – verbalmente, por ejemplo – la oferta y la aceptación.</text:span></text:p>
      <text:p text:style-name="P51"><text:span text:style-name="T21">E</text:span><text:span text:style-name="T14">n el tema de la contratación electrónica nos centraremos en la aceptación, porque la oferta no supone mayor problema (si debido a problemas en los medios electrónicos <text:s/>la oferta no llega a su destino, carece de sentido cualquier reflexión ulterior). Para analizarla hay que acudir a la nueva redacción de los artículos 1262 de Código Civil y 54 del Código de Comercio por la Ley 34/2002, de 11 de julio, de servicios de la sociedad de la información y de comercio electrónico, que unifica los criterios de perfeccionamiento del contrato desde la perspectiva de la recepción de la aceptación por parte del oferente. </text:span><text:span text:style-name="T22">La nueva redacción establece que, en el caso de contratos celebrados electrónicamente, se entiende que existe el consentimiento desde el momento en que se manifiesta la aceptación, independientemente de que el oferente la reciba</text:span><text:span text:style-name="T22"><text:note text:id="ftn0" text:note-class="footnote"><text:note-citation>2</text:note-citation><text:note-body><text:p text:style-name="P27">En el caso de contratos realizados a distancia realizados por medios no electrónicos, el criterio es que hay consentimiento desde el momento en que el oferente conoce la aceptación, o bien desde que «habiéndosela remitido el aceptante, no pueda ignorarla sin faltar a la buena fe.»</text:p></text:note-body></text:note></text:span><text:span text:style-name="T22">.</text:span></text:p>
      <text:p text:style-name="P45"><text:span text:style-name="T12">1.2. </text:span><text:span text:style-name="T10">D</text:span><text:span text:style-name="T11">esde el punto de vista del grado de la calidad del diálogo</text:span><text:span text:style-name="T10">.</text:span></text:p>
      <text:p text:style-name="P34">D<text:span text:style-name="T34">avara pone en duda que, en muchos casos, por medios telemáticos exista un auténtico diálogo, pues éste exige la inmediatez de una llamada telefónica o una videoconferencia. Esa propiedad puede influir en la formación de la voluntad, y consecuentemente, en el acuerdo emitido.</text:span></text:p>
      <text:p text:style-name="P41">El Código Civil (art. 1265) establece que «será nulo el consentimiento prestado por error, violencia, intimidación o dolo». Tal nulidad debe analizarse de manera particular cuando incurren medios electrónicos en los que la calidad del diálogo sea diferente a la ofrecida por una llamada o una videoconferencia. <text:soft-page-break/>Davara afirma que tal caso debe tratarse como una contratación entre ausentes; la única diferencia cualitativa notable es el retardo de las comunicaciones, lo cual no modifica por sí sólo la regulación a ese respecto.</text:p>
      <text:p text:style-name="P46"><text:span text:style-name="T9">1.3. </text:span><text:span text:style-name="T10">D</text:span><text:span text:style-name="T11">esde el punto de vista del grado de la seguridad</text:span><text:span text:style-name="T10">.</text:span></text:p>
      <text:p text:style-name="P49"><text:span text:style-name="T15">L</text:span><text:span text:style-name="T23">a seguridad jurídica es especialmente importante en la formación de contratos. En tal ámbito, esta seguridad puede analizarse desde dos ópticas: desde la necesidad de concretar la persona o identidad de las partes, y la de concretar el contenido de la información o los datos que se transmiten, ópticas que revisten una especial relevancia cuando la contratación es electrónica.</text:span></text:p>
      <text:p text:style-name="P47"><text:span text:style-name="T4">C</text:span><text:span text:style-name="T5">omprobación de la identidad</text:span><text:span text:style-name="T4">.</text:span></text:p>
      <text:p text:style-name="P35">E<text:span text:style-name="T35">n el caso de una contratación entre presentes, la persona es identificada por sus signos y apariencia física, así como por sus datos personales y por la firma en el documento; en el caso de una contratación entre ausentes, la persona puede ser identificada mediante la firma de los documentos y el domicilio. Sin embargo, en el caso de la contratación electrónica vuelve a surgir la duda.</text:span></text:p>
      <text:p text:style-name="P50"><text:span text:style-name="T24">En el caso del teléfono o la videoconferencia, debe entenderse como una contratación entre presentes, pues la persona puede ser identificada por los medios normales. En otros casos, sin embargo, la identificación puede darse el caso de que las partes no estén claramente identificadas por error o fraude – tanto en el caso del receptor como en el del emisor –. Estos problemas pueden solventarse con el tema de la firma electrónica, de que más adelante hablaremos, y que puede certificar, con alto grado de fiabilidad – incluso mayor que el de la firma manuscrita en algunos casos –, la autenticidad; su aceptación es cuestión de costumbre.</text:span></text:p>
      <text:p text:style-name="P29"><text:soft-page-break/>Seguridad de los datos recibidos.</text:p>
      <text:p text:style-name="P36">G<text:span text:style-name="T36">ran parte de lo anterior aplica en este caso. Es necesario añadir un matiz, no obstante.</text:span></text:p>
      <text:p text:style-name="P42">Es posible enviar un documento de forma y contenido determinados, y éste ser sometido a un tratamiento que modifique la información, lo que puede ocasionar que se produzcan aceptaciones que no eran las queridas, incluso en el caso de modificaciones mínimas – e.g., borrado por error o fraude de un cero al final de una cifra –.</text:p>
      <text:p text:style-name="P42">Estamos moviéndonos entre dos aspectos: el error y el fraude. La diferencia entre uno y otro es la intencionalidad, pero el resultado puede ser el mismo desde la perspectiva del contenido y las identidades. Así, ¿en qué medida reflejan los documentos la información que originariamente tenían? Este problema es mayor con el uso de medios electrónicos, pues existen mayores posibilidades de manipulación.</text:p>
      <text:p text:style-name="P43">§</text:p>
      <text:p text:style-name="P42">A modo de nota final, cabe señalar que la Ley de Comercio Electrónico estipula que, en los casos en que una norma establezca que un contrato debe constar por escrito, se considerará satisfecho el requisito si el contrato o la información se contiene en un soporte electrónico.</text:p>
      <text:p text:style-name="P23">¿Pueden todos los contratos perfeccionarse mediante la utilización de medios electrónicos?</text:p>
      <text:p text:style-name="P14">Texto…</text:p>
      <text:p text:style-name="P16"><text:span text:style-name="T3">1. </text:span><text:span text:style-name="T2">¿</text:span><text:span text:style-name="T3">Cuándo concluye el contrato?</text:span></text:p>
      <text:p text:style-name="P14">Texto…</text:p>
      <text:p text:style-name="P18"><text:span text:style-name="T1">2. </text:span><text:span text:style-name="T2">¿</text:span><text:span text:style-name="T1">Dónde concluye el contrato?</text:span></text:p>
      <text:p text:style-name="P14">Texto…</text:p>
      <text:p text:style-name="P28">3. ¿Puede una parte quedar obligada por un mensaje enviado por una persona no autorizada?</text:p>
      <text:p text:style-name="P14">Texto…</text:p>
      <text:p text:style-name="P28">4. ¿Quién es el responsable de un cambio en el contenido de un mensaje durante su transmisión?</text:p>
      <text:p text:style-name="P14">Texto…</text:p>
      <text:p text:style-name="P28">5. En el caso de un contrato de adhesión en una venta electrónica, ¿existe o no abuso de derecho al fijar las cláusulas la parte dominante?</text:p>
      <text:p text:style-name="P14">Texto…</text:p>
      <text:p text:style-name="P28">5. Algunas particularidades sobre problemas referentes a la autenticación, al tiempo y a la confidencialidad.</text:p>
      <text:p text:style-name="P12"><text:soft-page-break/>Texto…</text:p>
      <text:p text:style-name="P23">Los nombres de dominio</text:p>
      <text:p text:style-name="P22">Nivel 2</text:p>
      <text:p text:style-name="P5">Nivel 3</text:p>
      <text:p text:style-name="P8">Nivel 4.</text:p>
      <text:p text:style-name="P11">Nivel 5.</text:p>
      <text:p text:style-name="P13">Texto…</text:p>
      <text:p text:style-name="P23">La Directiva sobre comercio electrónico</text:p>
      <text:p text:style-name="P21">Nivel 2</text:p>
      <text:p text:style-name="P4">Nivel 3</text:p>
      <text:p text:style-name="P7">Nivel 4.</text:p>
      <text:p text:style-name="P10">Nivel 5.</text:p>
      <text:p text:style-name="P12">Texto…</text:p>
      <text:p text:style-name="P23">La Ley de Servicios de la Sociedad de la Información y de Comercio Electrónico</text:p>
      <text:p text:style-name="P21">Nivel 2</text:p>
      <text:p text:style-name="P4">Nivel 3</text:p>
      <text:p text:style-name="P7">Nivel 4.</text:p>
      <text:p text:style-name="P10">Nivel 5.</text:p>
      <text:p text:style-name="P12">Texto…</text:p>
      <text:p text:style-name="P23">La Ley 56/2007, de 28 de diciembre, de Medidas de Impulso de la Sociedad de la Información</text:p>
      <text:p text:style-name="P21">Nivel 2</text:p>
      <text:p text:style-name="P4">Nivel 3</text:p>
      <text:p text:style-name="P7">Nivel 4.</text:p>
      <text:p text:style-name="P10">Nivel 5.</text:p>
      <text:p text:style-name="P12">Texto…</text:p>
      <text:p text:style-name="P23">Conclusión</text:p>
      <text:p text:style-name="P20">Nivel 2</text:p>
      <text:p text:style-name="P3">Nivel 3</text:p>
      <text:p text:style-name="P6">Nivel 4.</text:p>
      <text:p text:style-name="P9">Nivel 5.</text:p>
      <text:p text:style-name="P2">Texto…</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5T11:21:09.748000000</meta:creation-date>
    <meta:generator>LibreOffice/6.3.2.2$Windows_X86_64 LibreOffice_project/98b30e735bda24bc04ab42594c85f7fd8be07b9c</meta:generator>
    <meta:editing-duration>PT2H35M28S</meta:editing-duration>
    <meta:editing-cycles>30</meta:editing-cycles>
    <dc:title>Samuel por defecto</dc:title>
    <dc:date>2019-11-11T11:47:38.940000000</dc:date>
    <meta:document-statistic meta:table-count="0" meta:image-count="0" meta:object-count="0" meta:page-count="14" meta:paragraph-count="78" meta:word-count="1566" meta:character-count="9759" meta:non-whitespace-character-count="8260"/>
    <meta:template xlink:type="simple" xlink:actuate="onRequest" xlink:title="Samuel por defecto" xlink:href="file:///C:/Users/Platón/AppData/Roaming/LibreOffice/4/user/template/Samuel%20por%20defecto.ott" meta:date="2019-11-05T11:21:08.924000000"/>
  </office:meta>
</office:document-meta>
</file>